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6b812" officeooo:paragraph-rsid="0016b812" style:font-weight-asian="bold" style:font-weight-complex="bold"/>
    </style:style>
    <style:style style:name="P2" style:family="paragraph" style:parent-style-name="Standard">
      <style:text-properties fo:font-size="16pt" fo:font-weight="bold" officeooo:rsid="0016e26f" officeooo:paragraph-rsid="001cba9f" style:font-weight-asian="bold" style:font-weight-complex="bold"/>
    </style:style>
    <style:style style:name="P3" style:family="paragraph" style:parent-style-name="Standard">
      <style:text-properties fo:font-size="16pt" fo:font-weight="bold" officeooo:rsid="0017170f" officeooo:paragraph-rsid="0017170f" style:font-weight-asian="bold" style:font-weight-complex="bold"/>
    </style:style>
    <style:style style:name="P4" style:family="paragraph" style:parent-style-name="Standard">
      <style:text-properties fo:font-size="16pt" fo:font-weight="bold" officeooo:rsid="001acf4b" officeooo:paragraph-rsid="001acf4b" style:font-weight-asian="bold" style:font-weight-complex="bold"/>
    </style:style>
    <style:style style:name="P5" style:family="paragraph" style:parent-style-name="Standard">
      <style:text-properties fo:font-size="16pt" fo:font-weight="bold" officeooo:rsid="001c9890" officeooo:paragraph-rsid="001c9890" style:font-weight-asian="bold" style:font-weight-complex="bold"/>
    </style:style>
    <style:style style:name="P6" style:family="paragraph" style:parent-style-name="Standard">
      <style:text-properties fo:font-size="12pt" fo:font-weight="normal" officeooo:rsid="0016b812" officeooo:paragraph-rsid="0016b812" style:font-weight-asian="normal" style:font-weight-complex="normal"/>
    </style:style>
    <style:style style:name="P7" style:family="paragraph" style:parent-style-name="Standard">
      <style:text-properties fo:font-size="12pt" fo:font-weight="normal" officeooo:rsid="0016e26f" officeooo:paragraph-rsid="0016e26f" style:font-weight-asian="normal" style:font-weight-complex="normal"/>
    </style:style>
    <style:style style:name="P8" style:family="paragraph" style:parent-style-name="Standard">
      <style:text-properties fo:font-size="12pt" fo:font-weight="normal" officeooo:rsid="0016e26f" officeooo:paragraph-rsid="001cba9f" style:font-weight-asian="normal" style:font-weight-complex="normal"/>
    </style:style>
    <style:style style:name="P9" style:family="paragraph" style:parent-style-name="Standard">
      <style:text-properties fo:font-size="12pt" fo:font-weight="normal" officeooo:rsid="0017170f" officeooo:paragraph-rsid="0017170f" style:font-weight-asian="normal" style:font-weight-complex="normal"/>
    </style:style>
    <style:style style:name="P10" style:family="paragraph" style:parent-style-name="Standard">
      <style:text-properties fo:font-size="12pt" fo:font-weight="normal" officeooo:rsid="001acf4b" officeooo:paragraph-rsid="001acf4b" style:font-weight-asian="normal" style:font-weight-complex="normal"/>
    </style:style>
    <style:style style:name="P11" style:family="paragraph" style:parent-style-name="Standard">
      <style:text-properties fo:font-size="12pt" fo:font-weight="normal" officeooo:rsid="001c9890" officeooo:paragraph-rsid="001c9890" style:font-weight-asian="normal" style:font-weight-complex="normal"/>
    </style:style>
    <style:style style:name="P12" style:family="paragraph" style:parent-style-name="Standard">
      <style:text-properties fo:font-size="12pt" fo:font-weight="bold" officeooo:rsid="0017170f" officeooo:paragraph-rsid="0017170f" style:font-weight-asian="bold" style:font-weight-complex="bold"/>
    </style:style>
    <style:style style:name="P13" style:family="paragraph" style:parent-style-name="Standard">
      <style:text-properties fo:font-size="12pt" fo:font-style="normal" fo:font-weight="normal" officeooo:rsid="0018f3ef" officeooo:paragraph-rsid="0018f3ef" style:font-style-asian="normal" style:font-weight-asian="normal" style:font-style-complex="normal" style:font-weight-complex="normal"/>
    </style:style>
    <style:style style:name="P14" style:family="paragraph" style:parent-style-name="Standard">
      <style:text-properties fo:font-size="12pt" fo:font-weight="normal" officeooo:rsid="001c9890" officeooo:paragraph-rsid="001c9890" style:font-weight-asian="normal" style:font-weight-complex="normal"/>
    </style:style>
    <style:style style:name="P15" style:family="paragraph" style:parent-style-name="Standard">
      <style:text-properties fo:font-size="12pt" fo:font-weight="normal" officeooo:rsid="001e49b5" officeooo:paragraph-rsid="001e49b5" style:font-weight-asian="normal" style:font-weight-complex="normal"/>
    </style:style>
    <style:style style:name="P16" style:family="paragraph" style:parent-style-name="Standard">
      <style:text-properties fo:font-size="12pt" fo:font-weight="normal" officeooo:rsid="001ed0b4" officeooo:paragraph-rsid="001ed0b4" style:font-weight-asian="normal" style:font-weight-complex="normal"/>
    </style:style>
    <style:style style:name="P17" style:family="paragraph" style:parent-style-name="Standard">
      <style:text-properties fo:font-size="12pt" fo:font-weight="normal" officeooo:rsid="001ed0b4" officeooo:paragraph-rsid="00201e2f" style:font-weight-asian="normal" style:font-weight-complex="normal"/>
    </style:style>
    <style:style style:name="P18" style:family="paragraph" style:parent-style-name="Standard">
      <style:text-properties fo:font-size="12pt" fo:font-weight="normal" officeooo:rsid="0020ac53" officeooo:paragraph-rsid="0020ac53" style:font-weight-asian="normal" style:font-weight-complex="normal"/>
    </style:style>
    <style:style style:name="P19" style:family="paragraph" style:parent-style-name="Standard">
      <style:text-properties fo:font-size="16pt" fo:font-style="normal" fo:font-weight="bold" officeooo:rsid="001acf4b" officeooo:paragraph-rsid="001acf4b" style:font-style-asian="normal" style:font-weight-asian="bold" style:font-style-complex="normal" style:font-weight-complex="bold"/>
    </style:style>
    <style:style style:name="P20" style:family="paragraph" style:parent-style-name="Standard">
      <style:text-properties fo:font-size="16pt" fo:font-weight="bold" officeooo:rsid="001e49b5" officeooo:paragraph-rsid="001e49b5" style:font-weight-asian="bold" style:font-weight-complex="bold"/>
    </style:style>
    <style:style style:name="P21" style:family="paragraph" style:parent-style-name="Standard">
      <style:text-properties fo:font-size="16pt" fo:font-weight="bold" officeooo:rsid="001ed0b4" officeooo:paragraph-rsid="001ed0b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d93b" style:font-weight-asian="bold" style:font-weight-complex="bold"/>
    </style:style>
    <style:style style:name="T3" style:family="text">
      <style:text-properties fo:font-weight="bold" officeooo:rsid="00201e2f" style:font-weight-asian="bold" style:font-weight-complex="bold"/>
    </style:style>
    <style:style style:name="T4" style:family="text">
      <style:text-properties officeooo:rsid="0016e26f"/>
    </style:style>
    <style:style style:name="T5" style:family="text">
      <style:text-properties fo:font-size="14pt"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cba9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cba9f"/>
    </style:style>
    <style:style style:name="T10" style:family="text">
      <style:text-properties officeooo:rsid="001e543a"/>
    </style:style>
    <style:style style:name="T11" style:family="text">
      <style:text-properties officeooo:rsid="001ed93b"/>
    </style:style>
    <style:style style:name="T12" style:family="text">
      <style:text-properties officeooo:rsid="00201e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5</text:span>. Longest Palindromic Substring</text:p>
      <text:p text:style-name="P2"/>
      <text:p text:style-name="P8">I had previously solved and discussed this question in Paytm interview, so the approach was fresh in my mind. </text:p>
      <text:p text:style-name="P8">DP approach was also good, but it needed space.</text:p>
      <text:p text:style-name="P8"/>
      <text:p text:style-name="P1"/>
      <text:p text:style-name="P1"><text:span text:style-name="T4">6.</text:span>Zig-zag conversion : </text:p>
      <text:p text:style-name="P6"/>
      <text:p text:style-name="P6">From beginning this problem appeared to me as pattern finding problem. I had bias &amp; made </text:p>
      <text:p text:style-name="P6">mistake due to it also. </text:p>
      <text:p text:style-name="P6">Eventually, I solved correctly only after visualizing pattern more carefully , this was possible due to </text:p>
      <text:p text:style-name="P6">dry run.</text:p>
      <text:p text:style-name="P6">This problem in brute force could have been easily solved , if I had taken <text:span text:style-name="T1">numRows</text:span> string &amp; inserted elements &amp; <text:span text:style-name="T1">maintained </text:span>an boolean to denote direction for upward or downward. First solution given.</text:p>
      <text:p text:style-name="P6"/>
      <text:p text:style-name="P7"/>
      <text:p text:style-name="P3"><text:span text:style-name="T9">7</text:span>. Reverse Integer</text:p>
      <text:p text:style-name="P3"/>
      <text:p text:style-name="P9">Approach was convert input to string, then reverse the string . Then, largest number value is converted to string. </text:p>
      <text:p text:style-name="P9">Then, compare the two &amp; if reversed is greater than largest or not.</text:p>
      <text:p text:style-name="P12">This approach was giving problem at one edge case of <text:span text:style-name="T5">INT_MIN.</text:span></text:p>
      <text:p text:style-name="P13">Solution given at leetcode was good and efficient too.</text:p>
      <text:p text:style-name="P13"/>
      <text:p text:style-name="P4"><text:span text:style-name="T7">8</text:span><text:span text:style-name="T6">. String to Integer</text:span></text:p>
      <text:p text:style-name="P19"/>
      <text:p text:style-name="P10"><text:span text:style-name="T6">This was very simple &amp; implementation based question. Performed what was asked &amp; only </text:span><text:span text:style-name="T8">overflow checking </text:span><text:span text:style-name="T6">was good. That was also discussed in Reverse Integer question.</text:span></text:p>
      <text:p text:style-name="P3"/>
      <text:p text:style-name="P5"><text:span text:style-name="T9">9</text:span>. Palindrome number</text:p>
      <text:p text:style-name="P5"/>
      <text:p text:style-name="P11">Normal approach using string was simple &amp; can be done using two pointers. </text:p>
      <text:p text:style-name="P11">To solve without string data structure usage, I thought, that if the number is palindrome then, on reversing it would give the same number. </text:p>
      <text:p text:style-name="P11">So, first I reversed the number then, compared if they are equal using <text:span text:style-name="T1">==</text:span>. </text:p>
      <text:p text:style-name="P11">Note : negative number will be not palindrome always.</text:p>
      <text:p text:style-name="P11"/>
      <text:p text:style-name="P20">10. Regular Expression Matching</text:p>
      <text:p text:style-name="P20"/>
      <text:p text:style-name="P15">It was very confusing, but <text:span text:style-name="T10">some approach was coming &amp; deserves to be given more effort.</text:span></text:p>
      <text:p text:style-name="P15"/>
      <text:p text:style-name="P15"/>
      <text:p text:style-name="P21">11. Container with most water</text:p>
      <text:p text:style-name="P21"/>
      <text:p text:style-name="P16">First, I solved with brute force approach. Optimization was difficult &amp; checked the two given hints.</text:p>
      <text:p text:style-name="P17"><text:soft-page-break/>In second hint, it mentioned to take largest width &amp; then shift from smaller ( value) boundary. It was some what intitutive due to greedy nature of the problem where smaller value was discarded for larger value. <text:span text:style-name="T11">[ </text:span><text:span text:style-name="T2">But still I was not convinced. ] </text:span></text:p>
      <text:p text:style-name="P17"><text:span text:style-name="T12">Main point to note is that, container volume depends upon width &amp; height. Height is equal to min of two wall. Since, width is sure to decrease &amp; only probable option is to increase height. </text:span></text:p>
      <text:p text:style-name="P17"><text:span text:style-name="T12">So, question arises </text:span><text:span text:style-name="T3">Why increase</text:span><text:span text:style-name="T1"> </text:span><text:span text:style-name="T3">on minimum height ?</text:span><text:span text:style-name="T12"> </text:span></text:p>
      <text:p text:style-name="P18">Because height of container depends upon minium height only, on moving pointer pointing to lower height will either result to higher height or lower height. </text:p>
      <text:p text:style-name="P18">If it leads to lower height , then volume will decrease surely, as widht &amp; height have decreased &amp; it won’t affect as we will be taking maximum value. </text:p>
      <text:p text:style-name="P18">But if height increases, then it is very possible that volume will increase. As height is sure to increase. It may lead to lower volume too because of decrease of width.</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5-17T20:23:29.560312639</meta:creation-date>
    <meta:generator>LibreOffice/7.1.3.2$Linux_X86_64 LibreOffice_project/12a8e3cbd24a3757385a302d290655d4f3c7ebf1</meta:generator>
    <dc:date>2021-05-19T22:59:27.368307125</dc:date>
    <meta:editing-duration>PT6H31M51S</meta:editing-duration>
    <meta:editing-cycles>11</meta:editing-cycles>
    <meta:document-statistic meta:table-count="0" meta:image-count="0" meta:object-count="0" meta:page-count="2" meta:paragraph-count="31" meta:word-count="471" meta:character-count="2712" meta:non-whitespace-character-count="2258"/>
  </office:meta>
</office:document-meta>
</file>